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c539" officeooo:paragraph-rsid="0002c539" style:font-weight-asian="bold" style:font-weight-complex="bold"/>
    </style:style>
    <style:style style:name="P2" style:family="paragraph" style:parent-style-name="Standard">
      <style:text-properties officeooo:paragraph-rsid="0002c539"/>
    </style:style>
    <style:style style:name="T1" style:family="text">
      <style:text-properties style:text-underline-style="none" fo:font-weight="bold" officeooo:rsid="0002c539" style:font-weight-asian="bold" style:font-weight-complex="bold"/>
    </style:style>
    <style:style style:name="T2" style:family="text">
      <style:text-properties style:text-underline-style="none" fo:font-weight="normal" officeooo:rsid="0002c53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07.01.19</text:p>
      <text:p text:style-name="P1"/>
      <text:p text:style-name="P2"><text:span text:style-name="T1">Zeitspiel: </text:span></text:p>
      <text:p text:style-name="P2"><text:span text:style-name="T1">- </text:span><text:span text:style-name="T2">Zeitspiel nach Schachvorbild getestet</text:span></text:p>
      <text:p text:style-name="P2"><text:span text:style-name="T2">- verschiedene Zeitspiele getestet</text:span></text:p>
      <text:p text:style-name="P2"><text:span text:style-name="T2">→ Spiel ändert sich bei unterschiedlich großer Zeitmenge</text:span></text:p>
      <text:p text:style-name="P2"><text:span text:style-name="T2">- Wenig Zeit schnelleres Spiel, aggressivere Spielweise</text:span></text:p>
      <text:p text:style-name="P2"><text:span text:style-name="T2">- Strategie überlegen und möglichst schnell ausführen</text:span></text:p>
      <text:p text:style-name="P2"><text:span text:style-name="T2">- mehr Fehler unterlaufen</text:span></text:p>
      <text:p text:style-name="P2"><text:span text:style-name="T2">→ Stein werden wesentlich schneller als im normalen Spiel geschmissen</text:span></text:p>
      <text:p text:style-name="P2"><text:span text:style-name="T2">- schneller Sieg möglich (z.b. in 30s auf der Uhr des Gewinners)</text:span></text:p>
      <text:p text:style-name="P2"><text:span text:style-name="T2">→ Gute Alternativ zum normalen Spiel, da Abwechslung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6:51:01.107000000</meta:creation-date>
    <dc:date>2019-01-07T16:56:42.864000000</dc:date>
    <meta:editing-duration>PT5M43S</meta:editing-duration>
    <meta:editing-cycles>1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1" meta:word-count="68" meta:character-count="476" meta:non-whitespace-character-count="418"/>
  </office:meta>
</office:document-meta>
</file>